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207cm" style:rel-column-width="684*"/>
    </style:style>
    <style:style style:name="Tableau5.B" style:family="table-column">
      <style:table-column-properties style:column-width="7.888cm" style:rel-column-width="4472*"/>
    </style:style>
    <style:style style:name="Tableau5.C" style:family="table-column">
      <style:table-column-properties style:column-width="7.906cm" style:rel-column-width="448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f1c7" officeooo:paragraph-rsid="0014f1c7"/>
    </style:style>
    <style:style style:name="P2" style:family="paragraph" style:parent-style-name="Standard">
      <style:text-properties fo:font-weight="bold" officeooo:rsid="0014f1c7" officeooo:paragraph-rsid="0014f1c7" style:font-weight-asian="bold" style:font-weight-complex="bold"/>
    </style:style>
    <style:style style:name="P3" style:family="paragraph" style:parent-style-name="Standard">
      <style:text-properties officeooo:rsid="00182bc9" officeooo:paragraph-rsid="00182bc9"/>
    </style:style>
    <style:style style:name="P4" style:family="paragraph" style:parent-style-name="Standard">
      <style:text-properties officeooo:rsid="0018d8b6" officeooo:paragraph-rsid="0018d8b6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1a6cdf" officeooo:paragraph-rsid="001a6cdf"/>
    </style:style>
    <style:style style:name="P7" style:family="paragraph" style:parent-style-name="Standard">
      <style:text-properties officeooo:rsid="001a6cdf" officeooo:paragraph-rsid="001cf1c9"/>
    </style:style>
    <style:style style:name="P8" style:family="paragraph" style:parent-style-name="Standard">
      <style:text-properties officeooo:paragraph-rsid="001a6cdf"/>
    </style:style>
    <style:style style:name="P9" style:family="paragraph" style:parent-style-name="Standard">
      <style:text-properties officeooo:rsid="001af91b" officeooo:paragraph-rsid="001af91b"/>
    </style:style>
    <style:style style:name="P10" style:family="paragraph" style:parent-style-name="Standard">
      <style:text-properties officeooo:paragraph-rsid="001cf1c9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f1c7" officeooo:paragraph-rsid="0014f1c7" style:font-weight-asian="bold" style:font-weight-complex="bold"/>
    </style:style>
    <style:style style:name="P12" style:family="paragraph" style:parent-style-name="Table_20_Contents">
      <style:text-properties officeooo:rsid="0015a185" officeooo:paragraph-rsid="00169804"/>
    </style:style>
    <style:style style:name="P13" style:family="paragraph" style:parent-style-name="Table_20_Contents">
      <style:text-properties officeooo:rsid="0015a185" officeooo:paragraph-rsid="00182bc9"/>
    </style:style>
    <style:style style:name="P14" style:family="paragraph" style:parent-style-name="Table_20_Contents">
      <style:text-properties fo:font-size="10pt" officeooo:rsid="0015a185" officeooo:paragraph-rsid="0015a185" style:font-size-asian="10pt" style:font-size-complex="10pt"/>
    </style:style>
    <style:style style:name="P15" style:family="paragraph" style:parent-style-name="Table_20_Contents">
      <style:text-properties officeooo:paragraph-rsid="00182bc9"/>
    </style:style>
    <style:style style:name="P16" style:family="paragraph" style:parent-style-name="Table_20_Contents">
      <style:paragraph-properties fo:text-align="center" style:justify-single-word="false"/>
      <style:text-properties officeooo:rsid="001a0886" officeooo:paragraph-rsid="001a0886"/>
    </style:style>
    <style:style style:name="P17" style:family="paragraph" style:parent-style-name="Table_20_Contents">
      <style:paragraph-properties fo:text-align="center" style:justify-single-word="false"/>
      <style:text-properties officeooo:rsid="001a0886" officeooo:paragraph-rsid="001a6cdf"/>
    </style:style>
    <style:style style:name="P18" style:family="paragraph" style:parent-style-name="Table_20_Contents">
      <style:paragraph-properties fo:text-align="center" style:justify-single-word="false"/>
      <style:text-properties officeooo:rsid="001a0886" officeooo:paragraph-rsid="001cf1c9"/>
    </style:style>
    <style:style style:name="P19" style:family="paragraph" style:parent-style-name="Table_20_Contents">
      <style:paragraph-properties fo:text-align="center" style:justify-single-word="false"/>
      <style:text-properties officeooo:rsid="001a6cdf" officeooo:paragraph-rsid="001a6cdf"/>
    </style:style>
    <style:style style:name="P20" style:family="paragraph" style:parent-style-name="Table_20_Contents">
      <style:paragraph-properties fo:text-align="center" style:justify-single-word="false"/>
      <style:text-properties fo:font-size="16pt" fo:font-weight="bold" officeooo:rsid="001a6cdf" officeooo:paragraph-rsid="001a6cdf"/>
    </style:style>
    <style:style style:name="P21" style:family="paragraph" style:parent-style-name="Table_20_Contents">
      <style:paragraph-properties fo:text-align="center" style:justify-single-word="false"/>
      <style:text-properties fo:font-size="16pt" fo:font-weight="bold" officeooo:rsid="001a6cdf" officeooo:paragraph-rsid="001af91b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officeooo:paragraph-rsid="001a6cdf"/>
    </style:style>
    <style:style style:name="P24" style:family="paragraph" style:parent-style-name="Table_20_Contents">
      <style:text-properties officeooo:paragraph-rsid="001cf1c9"/>
    </style:style>
    <style:style style:name="T1" style:family="text">
      <style:text-properties officeooo:rsid="0014f1c7"/>
    </style:style>
    <style:style style:name="T2" style:family="text">
      <style:text-properties style:font-name="Webdings" style:font-name-asian="Webdings" style:font-name-complex="Webdings"/>
    </style:style>
    <style:style style:name="T3" style:family="text">
      <style:text-properties style:font-name="Webdings" officeooo:rsid="0015a185" style:font-name-asian="Webdings" style:font-name-complex="Webdings"/>
    </style:style>
    <style:style style:name="T4" style:family="text">
      <style:text-properties style:font-name="Liberation Serif" style:font-name-asian="Webdings" style:font-name-complex="Webdings"/>
    </style:style>
    <style:style style:name="T5" style:family="text">
      <style:text-properties style:font-name="Liberation Serif" officeooo:rsid="00169804" style:font-name-asian="Webdings" style:font-name-complex="Webdings"/>
    </style:style>
    <style:style style:name="T6" style:family="text">
      <style:text-properties style:font-name="Liberation Serif" officeooo:rsid="00182bc9" style:font-name-asian="Webdings" style:font-name-complex="Webdings"/>
    </style:style>
    <style:style style:name="T7" style:family="text">
      <style:text-properties style:font-name="Liberation Serif" officeooo:rsid="0018d8b6" style:font-name-asian="Webdings" style:font-name-complex="Webdings"/>
    </style:style>
    <style:style style:name="T8" style:family="text">
      <style:text-properties style:font-name="Liberation Serif" fo:font-weight="bold" officeooo:rsid="00182bc9" style:font-name-asian="Webdings" style:font-weight-asian="bold" style:font-name-complex="Webdings" style:font-weight-complex="bold"/>
    </style:style>
    <style:style style:name="T9" style:family="text">
      <style:text-properties style:font-name="Liberation Serif" fo:font-weight="bold" officeooo:rsid="0018d8b6" style:font-name-asian="Webdings" style:font-weight-asian="bold" style:font-name-complex="Webdings" style:font-weight-complex="bold"/>
    </style:style>
    <style:style style:name="T10" style:family="text">
      <style:text-properties officeooo:rsid="00169804"/>
    </style:style>
    <style:style style:name="T11" style:family="text">
      <style:text-properties officeooo:rsid="001af9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L<text:span text:style-name="T1">OGO STRUCTURE CLIENTE</text:span></text:p>
            <text:p text:style-name="Table_20_Contents"/>
            <text:p text:style-name="Table_20_Contents"/>
            <text:p text:style-name="Table_20_Contents"/>
          </table:table-cell>
          <table:table-cell table:style-name="Tableau1.B1" office:value-type="string">
            <text:p text:style-name="P11">PROCÈS VERBAL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4"><text:span text:style-name="T2"> </text:span><text:span text:style-name="T4">Mise en ordre de marche </text:span><text:span text:style-name="T5">(MOM)</text:span></text:p>
          </table:table-cell>
          <table:table-cell table:style-name="Tableau2.A1" office:value-type="string">
            <text:p text:style-name="P14"><text:span text:style-name="T2"> </text:span><text:span text:style-name="T4">Vérification d’aptitude </text:span><text:span text:style-name="T5">(VA)</text:span></text:p>
          </table:table-cell>
          <table:table-cell table:style-name="Tableau2.A1" office:value-type="string">
            <text:p text:style-name="P14"><text:span text:style-name="T2"> </text:span><text:span text:style-name="T4">Vérification de service régulier </text:span><text:span text:style-name="T5">(VSR)</text:span></text:p>
          </table:table-cell>
          <table:table-cell table:style-name="Tableau2.A1" office:value-type="string">
            <text:p text:style-name="P14"><text:span text:style-name="T2"> </text:span><text:span text:style-name="T4">Réception définitive </text:span><text:span text:style-name="T5">(RD)</text:span></text:p>
          </table:table-cell>
        </table:table-row>
      </table:table>
      <text:p text:style-name="Standard"/>
      <text:p text:style-name="P3">Marché N° …. notifié le </text:p>
      <text:p text:style-name="Standard"/>
      <text:p text:style-name="P2">Établi en<text:span text:style-name="T10">tre</text:span> :</text:p>
      <text:p text:style-name="Standard"/>
      <text:p text:style-name="P1">de M. ou Mme <text:tab/><text:tab/><text:tab/><text:tab/>fonction, nom structure client (Maître d’Ouvrage), adresse structure, d’une part,</text:p>
      <text:p text:style-name="P1"/>
      <text:p text:style-name="P1">de M. ou Mme <text:tab/><text:tab/><text:tab/><text:tab/>fonction, nom structure éditeur, fournisseur (Maître d’œuvre), adresse, d’autre part,</text:p>
      <text:p text:style-name="P1"/>
      <text:p text:style-name="P1">Le Maître d’ouvrage déclare que :</text:p>
      <text:p text:style-name="P1"/>
      <text:p text:style-name="P12"><text:span text:style-name="T2"><text:tab/> </text:span><text:span text:style-name="T6">la MOM/VA/VSR/RD est </text:span><text:span text:style-name="T8">prononcée sans réserve</text:span><text:span text:style-name="T6"> avec effet à la date du ……...</text:span></text:p>
      <text:p text:style-name="P12"><text:span text:style-name="T6"/></text:p>
      <text:p text:style-name="P13"><text:span text:style-name="T2"><text:tab/> </text:span><text:span text:style-name="T6">la MOM/VA/VSR/RD est </text:span><text:span text:style-name="T8">prononcée </text:span><text:span text:style-name="T9">avec</text:span><text:span text:style-name="T8"> réserve</text:span><text:span text:style-name="T9">s</text:span><text:span text:style-name="T7"> mentionnées dans l’état des réserves <text:tab/><text:tab/>figurant au verso avec effet à la date du …..</text:span><text:span text:style-name="T6">……...</text:span></text:p>
      <text:p text:style-name="Standard"/>
      <text:p text:style-name="P15"><text:span text:style-name="T3"><text:tab/> </text:span><text:span text:style-name="T6">la MOM/VA/VSR/RD est </text:span><text:span text:style-name="T9">refusée ou différée</text:span><text:span text:style-name="T7"> (rayer la mention inutile) pour les motifs suivants.</text:span></text:p>
      <text:p text:style-name="Standard"/>
      <text:p text:style-name="P4">Fait à …………………..le …………………...en 2 exemplaires (1 pour chacune des parties)</text:p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6">Signature du représentant de l’entreprise</text:p>
          </table:table-cell>
          <table:table-cell table:style-name="Tableau3.B1" office:value-type="string">
            <text:p text:style-name="P16">Signature du Maître d’ouvrage</text:p>
          </table:table-cell>
        </table:table-row>
        <table:table-row>
          <table:table-cell table:style-name="Tableau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0">ÉTAT DES RÉSERVES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19">Nature des réserves</text:p>
          </table:table-cell>
          <table:table-cell table:style-name="Tableau5.C1" office:value-type="string">
            <text:p text:style-name="P19">Actions à exécuter</text:p>
          </table:table-cell>
        </table:table-row>
        <table:table-row>
          <table:table-cell table:style-name="Tableau5.A2" office:value-type="string">
            <text:p text:style-name="P19">1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19">2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19">3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19">4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19">5</text:p>
          </table:table-cell>
          <table:table-cell table:style-name="Tableau5.A2" office:value-type="string">
            <text:p text:style-name="Table_20_Contents"/>
          </table:table-cell>
          <table:table-cell table:style-name="Tableau5.C2" office:value-type="string">
            <text:p text:style-name="Table_20_Contents"/>
          </table:table-cell>
        </table:table-row>
      </table:table>
      <text:p text:style-name="Standard"/>
      <text:p text:style-name="P6">L’entreprise et le maître d’ouvrage conviennent que les actions nécessitées par les réserves exposées ci-dessus seront exécutées dans un délai de ……………..à compter du …………………..</text:p>
      <text:p text:style-name="P6"/>
      <text:p text:style-name="P6"/>
      <text:p text:style-name="P6">Fait à …………………...le……………………..en 2 exemplaires (1 pour chacune des parties)</text:p>
      <text:p text:style-name="Standard"/>
      <text:p text:style-name="P8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7">Signature du représentant de l’entreprise</text:p>
          </table:table-cell>
          <table:table-cell table:style-name="Tableau6.B1" office:value-type="string">
            <text:p text:style-name="P17">Signature du Maître d’ouvrage</text:p>
          </table:table-cell>
        </table:table-row>
        <table:table-row>
          <table:table-cell table:style-name="Tableau6.A2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6.B2" office:value-type="string">
            <text:p text:style-name="P23"/>
          </table:table-cell>
        </table:table-row>
      </table:table>
      <text:p text:style-name="P8"/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><text:span text:style-name="T11">CONSTAT DE LEVÉE DES </text:span>RÉSERVES</text:p>
          </table:table-cell>
        </table:table-row>
      </table:table>
      <text:p text:style-name="Standard"/>
      <text:p text:style-name="P9">Le Maître d’ouvrage (ou client) lève les réserves après avoir constaté que l’entreprise exécutante a valablement remédié aux malfaçons, amissions et imperfections énoncées ci-dessus.</text:p>
      <text:p text:style-name="Standard"/>
      <text:p text:style-name="P7">Fait à …………………...le……………………..en 2 exemplaires (1 pour chacune des parties)</text:p>
      <text:p text:style-name="P10"/>
      <text:p text:style-name="P10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18">Signature du représentant de l’entreprise</text:p>
          </table:table-cell>
          <table:table-cell table:style-name="Tableau8.B1" office:value-type="string">
            <text:p text:style-name="P18">Signature du Maître d’ouvrage</text:p>
          </table:table-cell>
        </table:table-row>
        <table:table-row>
          <table:table-cell table:style-name="Tableau8.A2" office:value-type="string"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au8.B2" office:value-type="string">
            <text:p text:style-name="P24"/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5:03:43.105000000</meta:creation-date>
    <dc:date>2023-09-05T15:25:36.317000000</dc:date>
    <meta:editing-duration>PT21M49S</meta:editing-duration>
    <meta:editing-cycles>9</meta:editing-cycles>
    <meta:generator>LibreOffice/7.4.6.2$Windows_X86_64 LibreOffice_project/5b1f5509c2decdade7fda905e3e1429a67acd63d</meta:generator>
    <meta:document-statistic meta:table-count="8" meta:image-count="0" meta:object-count="0" meta:page-count="2" meta:paragraph-count="34" meta:word-count="245" meta:character-count="1620" meta:non-whitespace-character-count="1395"/>
  </office:meta>
</office:document-meta>
</file>